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6000000FBD51176B5EA40154C.png" manifest:media-type="image/png"/>
  <manifest:file-entry manifest:full-path="Pictures/10000000000000DA000000C2F8533114A5047B28.png" manifest:media-type="image/png"/>
  <manifest:file-entry manifest:full-path="Pictures/100000000000013600000139748D1EE87F3953D3.png" manifest:media-type="image/png"/>
  <manifest:file-entry manifest:full-path="Pictures/100000000000016900000163383AB6E3E3AE4434.png" manifest:media-type="image/png"/>
  <manifest:file-entry manifest:full-path="Pictures/100000000000018500000145024721A5ACEC1E8A.png" manifest:media-type="image/png"/>
  <manifest:file-entry manifest:full-path="Pictures/1000000000000174000001639B6D4F57C5D09F8B.png" manifest:media-type="image/png"/>
  <manifest:file-entry manifest:full-path="Pictures/10000000000001530000014D08CD8CB6BDF295A2.png" manifest:media-type="image/png"/>
  <manifest:file-entry manifest:full-path="Pictures/10000000000001180000010FAC87E5E42B4CF477.png" manifest:media-type="image/png"/>
  <manifest:file-entry manifest:full-path="Pictures/100000000000018C00000150F662F04F32053447.png" manifest:media-type="image/png"/>
  <manifest:file-entry manifest:full-path="Pictures/100000000000011D0000010327713AE8D4A0C0A9.png" manifest:media-type="image/png"/>
  <manifest:file-entry manifest:full-path="Pictures/100000000000013300000141AC05866F9ECF4901.png" manifest:media-type="image/png"/>
  <manifest:file-entry manifest:full-path="Pictures/10000000000001B8000001B3E884D0726DBE46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5.712cm" svg:height="5.451cm" svg:x="1.4cm" svg:y="0.837cm">
          <draw:image xlink:href="Pictures/1000000000000174000001639B6D4F57C5D09F8B.png" xlink:type="simple" xlink:show="embed" xlink:actuate="onLoad">
            <text:p/>
          </draw:image>
        </draw:frame>
        <draw:frame draw:style-name="gr1" draw:text-style-name="P2" draw:layer="layout" svg:width="6.096cm" svg:height="5.093cm" svg:x="7.112cm" svg:y="1.058cm">
          <draw:image xlink:href="Pictures/100000000000018500000145024721A5ACEC1E8A.png" xlink:type="simple" xlink:show="embed" xlink:actuate="onLoad">
            <text:p/>
          </draw:image>
        </draw:frame>
        <draw:frame draw:style-name="gr1" draw:text-style-name="P2" draw:layer="layout" svg:width="5.347cm" svg:height="5.399cm" svg:x="13.462cm" svg:y="1.058cm">
          <draw:image xlink:href="Pictures/100000000000013600000139748D1EE87F3953D3.png" xlink:type="simple" xlink:show="embed" xlink:actuate="onLoad">
            <text:p/>
          </draw:image>
        </draw:frame>
        <draw:frame draw:style-name="gr1" draw:text-style-name="P2" draw:layer="layout" svg:width="6.121cm" svg:height="6.019cm" svg:x="19.279cm" svg:y="0.575cm">
          <draw:image xlink:href="Pictures/100000000000016900000163383AB6E3E3AE4434.png" xlink:type="simple" xlink:show="embed" xlink:actuate="onLoad">
            <text:p/>
          </draw:image>
        </draw:frame>
        <draw:frame draw:style-name="gr1" draw:text-style-name="P2" draw:layer="layout" svg:width="4.814cm" svg:height="4.659cm" svg:x="1.294cm" svg:y="6.263cm">
          <draw:image xlink:href="Pictures/10000000000001180000010FAC87E5E42B4CF477.png" xlink:type="simple" xlink:show="embed" xlink:actuate="onLoad">
            <text:p/>
          </draw:image>
        </draw:frame>
        <draw:frame draw:style-name="gr1" draw:text-style-name="P2" draw:layer="layout" svg:width="6.096cm" svg:height="5.54cm" svg:x="7.112cm" svg:y="6.288cm">
          <draw:image xlink:href="Pictures/100000000000011D0000010327713AE8D4A0C0A9.png" xlink:type="simple" xlink:show="embed" xlink:actuate="onLoad">
            <text:p/>
          </draw:image>
        </draw:frame>
        <draw:frame draw:style-name="gr1" draw:text-style-name="P2" draw:layer="layout" svg:width="5.842cm" svg:height="4.957cm" svg:x="13.208cm" svg:y="6.457cm">
          <draw:image xlink:href="Pictures/100000000000018C00000150F662F04F32053447.png" xlink:type="simple" xlink:show="embed" xlink:actuate="onLoad">
            <text:p/>
          </draw:image>
        </draw:frame>
        <draw:frame draw:style-name="gr1" draw:text-style-name="P2" draw:layer="layout" svg:width="6.629cm" svg:height="6.513cm" svg:x="19.279cm" svg:y="5.597cm">
          <draw:image xlink:href="Pictures/10000000000001530000014D08CD8CB6BDF295A2.png" xlink:type="simple" xlink:show="embed" xlink:actuate="onLoad">
            <text:p/>
          </draw:image>
        </draw:frame>
        <draw:frame draw:style-name="gr1" draw:text-style-name="P2" draw:layer="layout" svg:width="5.712cm" svg:height="5.972cm" svg:x="1.4cm" svg:y="11.121cm">
          <draw:image xlink:href="Pictures/100000000000013300000141AC05866F9ECF4901.png" xlink:type="simple" xlink:show="embed" xlink:actuate="onLoad">
            <text:p/>
          </draw:image>
        </draw:frame>
        <draw:frame draw:style-name="gr1" draw:text-style-name="P2" draw:layer="layout" svg:width="5.802cm" svg:height="5.736cm" svg:x="6.745cm" svg:y="11.121cm">
          <draw:image xlink:href="Pictures/10000000000001B8000001B3E884D0726DBE4647.png" xlink:type="simple" xlink:show="embed" xlink:actuate="onLoad">
            <text:p/>
          </draw:image>
        </draw:frame>
        <draw:frame draw:style-name="gr1" draw:text-style-name="P2" draw:layer="layout" svg:width="6.732cm" svg:height="5.99cm" svg:x="12.547cm" svg:y="10.922cm">
          <draw:image xlink:href="Pictures/10000000000000DA000000C2F8533114A5047B28.png" xlink:type="simple" xlink:show="embed" xlink:actuate="onLoad">
            <text:p/>
          </draw:image>
        </draw:frame>
        <draw:frame draw:style-name="gr1" draw:text-style-name="P2" draw:layer="layout" svg:width="7.823cm" svg:height="5.251cm" draw:transform="skewX (-0.000349065850398867) rotate (0.0202458193231342) translate (18.863cm 11.843cm)">
          <draw:image xlink:href="Pictures/1000000000000176000000FBD51176B5EA4015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6:12:56.143672241</meta:creation-date>
    <dc:date>2017-09-26T16:18:59.187047142</dc:date>
    <meta:editing-duration>PT6M5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